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97c53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Add MinIO dependency to Android project.</text:span></text:p>
      <text:p text:style-name="Standard">- <text:span text:style-name="T1">This will raise a hex issue.</text:span></text:p>
      <text:p text:style-name="Standard">- We can resolve that by adding ‘<text:span text:style-name="T2">multiDexEnabled </text:span><text:span text:style-name="T3">true’ in build.gradle dependencies.</text:span></text:p>
      <text:p text:style-name="Standard"><text:span text:style-name="T3">- When uploading to minIO, we need to make sure that our database bucket name is sw3 standardiz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1:40:41.145143579</meta:creation-date>
    <dc:date>2021-06-14T22:04:32.996533218</dc:date>
    <meta:editing-duration>PT13M41S</meta:editing-duration>
    <meta:editing-cycles>1</meta:editing-cycles>
    <meta:document-statistic meta:table-count="0" meta:image-count="0" meta:object-count="0" meta:page-count="1" meta:paragraph-count="4" meta:word-count="44" meta:character-count="253" meta:non-whitespace-character-count="213"/>
    <meta:generator>LibreOffice/6.4.7.2$Linux_X86_64 LibreOffice_project/40$Build-2</meta:generator>
  </office:meta>
</office:document-meta>
</file>